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storSourceConverter.setConfiguration( Propertie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torSourceConverter.getURI( ProfileKey key , String type , boolean loa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storSourceConverter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astorSourceConverter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torSourceConverter.setSourceResolver( SourceResolver 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torSourceConverter.storeObject( OutputStream stream , Object object , PersistenceType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astorSourceConverter.setSuppressXSIType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torSourceConvert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Resolver.resolve( String r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storSourceConverter.saveProfile( ProfileKey key , PersistenceType type , Object pro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astorSourceConverter.getObject( InputStream stream , Persistence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storSourceConverter.setValidateUnmarshalling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torSourceConverter.getValidity( ProfileKey key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ferenceResolver.Referen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storSourceConverter.loadProfile( ProfileKey key , Persistenc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storSourceConverter.setCastorPropertie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